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4e2b" officeooo:paragraph-rsid="00134e2b"/>
    </style:style>
    <style:style style:name="P2" style:family="paragraph" style:parent-style-name="Standard">
      <style:text-properties officeooo:paragraph-rsid="00134e2b"/>
    </style:style>
    <style:style style:name="T1" style:family="text">
      <style:text-properties officeooo:rsid="00134e2b"/>
    </style:style>
    <style:style style:name="T2" style:family="text">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Calibri" fo:font-size="12pt" fo:font-style="normal" style:text-underline-style="none" fo:font-weight="normal" officeooo:rsid="00134e2b"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000000" loext:opacity="100%" style:font-name="Calibri" fo:font-size="12pt" fo:font-style="normal" style:text-underline-style="solid" style:text-underline-width="auto" style:text-underline-color="font-color" fo:font-weight="normal" fo:background-color="transparent" loext:char-shading-value="0"/>
    </style:style>
    <style:style style:name="T6" style:family="text">
      <style:text-properties fo:font-variant="normal" fo:text-transform="none" fo:color="#000000" loext:opacity="100%" style:font-name="Calibri" fo:font-size="12pt" fo:font-style="normal" style:text-underline-style="none" fo:font-weight="normal" fo:background-color="transparent" loext:char-shading-value="0"/>
    </style:style>
    <style:style style:name="T7" style:family="text">
      <style:text-properties fo:font-variant="normal" fo:text-transform="none" fo:color="#000000" loext:opacity="100%" style:text-underline-style="solid" style:text-underline-width="auto" style:text-underline-color="font-color" fo:font-weight="normal" fo:background-color="transparent" loext:char-shading-value="0"/>
    </style:style>
    <style:style style:name="T8" style:family="text">
      <style:text-properties fo:font-variant="normal" fo:text-transform="none" fo:color="#000000" loext:opacity="100%" style:text-underline-style="none" fo:font-weight="normal"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ntreprise Back Market est une entreprise privée et commerciale qui a une finalités lucrative, environnemental car </text:p>
      <text:p text:style-name="P1">Back market est une SAS (société par action simplifiée) ce qui permet d’avoir plus de libertés qu’une SARL comme dans le nombre d’associé.</text:p>
      <text:p text:style-name="P1">Back Market a plusieurs objectifs, d’abord un objectif qualitatif avec Back Label qui assure la qualité technique du produit, la qualité du service de livraison et la qualité du SAV. Il y a aussi un objectif quantitatif qui est de devenir le leader mondiale. C’est une entreprise française dont l’activité principal est la vente de matériel informatique comme des ordinateurs des téléphones portables ou encore des appareils photos.</text:p>
      <text:p text:style-name="P1">Back Market est dans le secteur tertiaire et possède plus de 600 salariés, il possède 85 % de parts de marché dans le reconditionnement et a un chiffre d’affaires de 10 015 500 euros en 2017.</text:p>
      <text:p text:style-name="P1">Les origines de leurs capitaux sont de fonds privés et Back market <text:s/>a un champs d’action international.</text:p>
      <text:p text:style-name="P1">Ils ont en ressources matérielles des locaux ainsi que des ordinateurs, en immatérielles ils ont un site web et une image de marque. Leurs ressources financières est une levée de fond de 450 millions d’euros et leurs ressources humaines est leur compétences en vente et communication.</text:p>
      <text:p text:style-name="P1"><text:bookmark text:name="docs-internal-guid-01902486-7fff-7793-5ccd-2b331936fa83"/><text:span text:style-name="T2">Back Market ont permis d'éviter l'émission</text:span><text:span text:style-name="T8"> </text:span><text:span text:style-name="T6">de 47.088 tonne</text:span><text:span text:style-name="T2">s de CO2 et l'extraction </text:span><text:span text:style-name="T6">352.586 tonnes de matières premières</text:span><text:span text:style-name="T5">.</text:span> </text:p>
      <text:p text:style-name="P2"><text:span text:style-name="T1">Ils ont une supervision directe comme mode de coordination et l</text:span><text:span text:style-name="T2">e président de </text:span><text:span text:style-name="T3">l’entreprise</text:span><text:span text:style-name="T2"> détient le pouvoir de direction en interne et vis-à-vis des tiers</text:span> .</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9T12:58:29.942000000</meta:creation-date>
    <dc:date>2022-10-19T13:29:31.657000000</dc:date>
    <meta:editing-duration>PT31M2S</meta:editing-duration>
    <meta:editing-cycles>1</meta:editing-cycles>
    <meta:document-statistic meta:table-count="0" meta:image-count="0" meta:object-count="0" meta:page-count="1" meta:paragraph-count="8" meta:word-count="250" meta:character-count="1544" meta:non-whitespace-character-count="1299"/>
    <meta:generator>LibreOffice/7.4.0.3$Windows_X86_64 LibreOffice_project/f85e47c08ddd19c015c0114a68350214f7066f5a</meta:generator>
  </office:meta>
</office:document-meta>
</file>